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598in" fo:margin-bottom="0in" loext:contextual-spacing="false" fo:line-height="115%"/>
      <style:text-properties officeooo:rsid="00074c4d" officeooo:paragraph-rsid="00074c4d"/>
    </style:style>
    <style:style style:name="P2" style:family="paragraph" style:parent-style-name="Standard">
      <style:paragraph-properties fo:margin-top="0.0598in" fo:margin-bottom="0in" loext:contextual-spacing="false" fo:line-height="115%"/>
      <style:text-properties officeooo:rsid="0008c937" officeooo:paragraph-rsid="0008c937"/>
    </style:style>
    <style:style style:name="P3" style:family="paragraph" style:parent-style-name="Standard">
      <style:paragraph-properties fo:margin-top="0.0598in" fo:margin-bottom="0in" loext:contextual-spacing="false" fo:line-height="115%"/>
      <style:text-properties officeooo:rsid="000bb859" officeooo:paragraph-rsid="000bb859"/>
    </style:style>
    <style:style style:name="P4" style:family="paragraph" style:parent-style-name="Standard">
      <style:paragraph-properties fo:margin-top="0.0598in" fo:margin-bottom="0in" loext:contextual-spacing="false" fo:line-height="115%"/>
      <style:text-properties fo:color="#ce181e" officeooo:rsid="00074c4d" officeooo:paragraph-rsid="00074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1) must specify ‘mode’ when “def location(self, filename, mode)”</text:p>
      <text:p text:style-name="P1"/>
      <text:p text:style-name="P1">(2) when specify ‘mode’ as ‘multi’, there is an error:</text:p>
      <text:p text:style-name="P1">-----------------------------------------------------------------------------------------------------------------</text:p>
      <text:p text:style-name="P4">File "hades_run.py", line 14, in &lt;module&gt;</text:p>
      <text:p text:style-name="P4"><text:s text:c="4"/>hloc.location(out_file,'multi')</text:p>
      <text:p text:style-name="P4"><text:s text:c="2"/>File "/home/shipe/codes/HADES/hades_src/hades_location.py", line 20, in location</text:p>
      <text:p text:style-name="P4"><text:s text:c="4"/>references=(self.input).rel_references</text:p>
      <text:p text:style-name="P4">AttributeError: 'hades_input' object has no attribute 'rel_references'</text:p>
      <text:p text:style-name="P2">------------------------------------------------------------------------------------------------------------------</text:p>
      <text:p text:style-name="P3">haven't investigate this furthe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09:30:58.569199845</meta:creation-date>
    <dc:date>2021-05-18T11:18:47.343681438</dc:date>
    <meta:editing-duration>PT1H37M3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6" meta:character-count="649" meta:non-whitespace-character-count="603"/>
  </office:meta>
</office:document-meta>
</file>